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f1ef" draw:textarea-horizontal-align="left" draw:textarea-vertical-align="bottom" draw:auto-grow-height="false"/>
    </style:style>
    <style:style style:name="gr2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1cm" svg:height="3.4cm" svg:x="8.4cm" svg:y="4.6cm">
          <text:p text:style-name="P1"><text:span text:style-name="T1">j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cm" svg:height="2cm" svg:x="7cm" svg:y="2cm">
          <text:p text:style-name="P2">LibreOffice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cm" svg:height="2cm" svg:x="3cm" svg:y="5cm">
          <text:p text:style-name="P2">Document</text:p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cm" svg:height="2cm" svg:x="9cm" svg:y="5cm">
          <text:p text:style-name="P2">Workflow</text:p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cm" svg:height="2cm" svg:x="14cm" svg:y="5cm">
          <text:p text:style-name="P2">Human Task</text:p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7cm" svg:y1="3cm" svg:x2="5cm" svg:y2="5cm" draw:start-shape="id1" draw:start-glue-point="3" draw:end-shape="id2" draw:end-glue-point="0" svg:d="m7000 3000h-2000v2000">
          <text:p/>
        </draw:connector>
        <draw:connector draw:style-name="gr4" draw:text-style-name="P2" draw:layer="layout" draw:line-skew="-0.2cm" svg:x1="9cm" svg:y1="4cm" svg:x2="11cm" svg:y2="5cm" draw:start-shape="id1" draw:start-glue-point="2" draw:end-shape="id3" draw:end-glue-point="0" svg:d="m9000 4000v300h2000v700">
          <text:p/>
        </draw:connector>
        <draw:connector draw:style-name="gr4" draw:text-style-name="P2" draw:layer="layout" svg:x1="13cm" svg:y1="6cm" svg:x2="14cm" svg:y2="6cm" draw:start-shape="id3" draw:start-glue-point="1" draw:end-shape="id4" draw:end-glue-point="3" svg:d="m13000 600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6T02:34:43</dc:date>
    <meta:editing-duration>PT17M9S</meta:editing-duration>
    <meta:editing-cycles>14</meta:editing-cycles>
    <meta:generator>LibreOffice/3.4$Unix LibreOffice_project/340m1$Build-203</meta:generator>
    <meta:document-statistic meta:object-count="8"/>
  </office:meta>
</office:document-meta>
</file>